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 style:shadow="none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25" style:family="table-row"/>
    <style:style style:name="Table2.A25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26" style:family="table-row">
      <style:table-row-properties style:min-row-height="0.3604in"/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4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2" style:family="paragraph" style:parent-style-name="Standard">
      <style:text-properties officeooo:paragraph-rsid="00017e83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0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7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79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80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250553" style:font-size-asian="14pt" style:font-style-asian="normal" style:font-name-complex="Gveret Levin AlefAlefAlef" style:font-size-complex="14pt" style:font-style-complex="normal"/>
    </style:style>
    <style:style style:name="P98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99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1a6911" style:language-complex="he" style:country-complex="IL"/>
    </style:style>
    <style:style style:name="T22" style:family="text">
      <style:text-properties officeooo:rsid="0033b343"/>
    </style:style>
    <style:style style:name="T23" style:family="text">
      <style:text-properties officeooo:rsid="001a6911" style:font-name-complex="Dorian CLM" style:language-complex="he" style:country-complex="IL"/>
    </style:style>
    <style:style style:name="T24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5" style:family="text">
      <style:text-properties fo:font-style="italic" officeooo:rsid="001a6911" style:font-style-asian="italic" style:language-complex="he" style:country-complex="IL" style:font-style-complex="italic"/>
    </style:style>
    <style:style style:name="T26" style:family="text">
      <style:text-properties officeooo:rsid="0022ccd9"/>
    </style:style>
    <style:style style:name="T27" style:family="text">
      <style:text-properties style:font-name-complex="Hebrew SoferStam Ashkenaz"/>
    </style:style>
    <style:style style:name="T28" style:family="text">
      <style:text-properties officeooo:rsid="00202bde"/>
    </style:style>
    <style:style style:name="T29" style:family="text">
      <style:text-properties style:font-name="FreeSans" fo:font-size="9pt" style:font-size-asian="9pt" style:font-name-complex="Hebrew Paleo Gezer" style:font-size-complex="9pt"/>
    </style:style>
    <style:style style:name="T30" style:family="text">
      <style:text-properties style:font-name="FreeSans" fo:font-size="9pt" officeooo:rsid="00202bde" style:font-size-asian="9pt" style:font-name-complex="Hebrew Paleo Gezer" style:font-size-complex="9pt"/>
    </style:style>
    <style:style style:name="T31" style:family="text">
      <style:text-properties style:font-name="FreeSans" fo:font-size="9pt" officeooo:rsid="002b3c39" style:font-size-asian="9pt" style:font-name-complex="Hebrew Paleo Gezer" style:font-size-complex="9pt"/>
    </style:style>
    <style:style style:name="T32" style:family="text">
      <style:text-properties style:font-name="FreeSans" fo:font-size="9pt" officeooo:rsid="000c67d0" style:font-size-asian="9pt" style:font-name-complex="Hebrew Paleo Gezer" style:font-size-complex="9pt"/>
    </style:style>
    <style:style style:name="T33" style:family="text">
      <style:text-properties style:font-name="FreeSans" fo:font-size="9pt" officeooo:rsid="0014ec45" style:font-size-asian="9pt" style:font-name-complex="Hebrew Paleo Gezer" style:font-size-complex="9pt"/>
    </style:style>
    <style:style style:name="T34" style:family="text">
      <style:text-properties style:font-name="FreeSans" fo:font-size="9pt" officeooo:rsid="001f0434" style:font-size-asian="9pt" style:font-name-complex="Hebrew Paleo Gezer" style:font-size-complex="9pt"/>
    </style:style>
    <style:style style:name="T35" style:family="text">
      <style:text-properties officeooo:rsid="000ef0bd"/>
    </style:style>
    <style:style style:name="T36" style:family="text">
      <style:text-properties officeooo:rsid="001b5f82"/>
    </style:style>
    <style:style style:name="T37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8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9" style:family="text">
      <style:text-properties officeooo:rsid="0025abd7"/>
    </style:style>
    <style:style style:name="T40" style:family="text">
      <style:text-properties officeooo:rsid="0025abd7" style:font-name-complex="Alef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 Comparison of Open Source Unicode Hebrew Fonts </text:p>
            <text:p text:style-name="P7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3"><text:span text:style-name="T29">Version 1.</text:span><text:span text:style-name="T30">1</text:span><text:span text:style-name="T34">8</text:span><text:span text:style-name="T32"> </text:span><text:span text:style-name="T29">prepared for the Open Siddur Project by Aharon Varady 577</text:span><text:span text:style-name="T33">7</text:span><text:span text:style-name="T29">/201</text:span><text:span text:style-name="T33">7</text:span><text:span text:style-name="T31"> </text:span><text:a xlink:type="simple" xlink:href="mailto:aharon@opensiddur.org" text:style-name="Internet_20_link" text:visited-style-name="Visited_20_Internet_20_Link"><text:span text:style-name="T29">aharon@opensiddur.org</text:span></text:a></text:p>
            <text:p text:style-name="P8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Fonts supporting Niqud and T'amim <text:span text:style-name="T1">(default 14pt)</text:span></text:p>
          </table:table-cell>
          <table:table-cell table:style-name="Table1.B1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6"/>
          </table:table-cell>
          <table:table-cell table:style-name="Table1.D1" office:value-type="string">
            <text:p text:style-name="P70">Keter Aram Sova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4">Keter YG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5">Shofar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3">Shlomo Stam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B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3">Shlomo <text:span text:style-name="T2">Semi</text:span>Stam</text:p>
          </table:table-cell>
        </table:table-row>
        <table:table-row table:style-name="Table1.1">
          <table:table-cell table:style-name="Table1.A6" table:number-columns-spanned="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4">EzraS<text:span text:style-name="T3">I</text:span>L/Ezra SIL SR</text:p>
          </table:table-cell>
        </table:table-row>
        <table:table-row table:style-name="Table1.1">
          <table:table-cell table:style-name="Table1.A7" table:number-columns-spanned="2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3">Shlomo</text:p>
          </table:table-cell>
        </table:table-row>
        <table:table-row table:style-name="Table1.1">
          <table:table-cell table:style-name="Table1.A11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2">Cardo</text:p>
          </table:table-cell>
        </table:table-row>
        <table:table-row table:style-name="Table1.1">
          <table:table-cell table:style-name="Table1.A11" table:number-columns-spanned="2" office:value-type="string">
            <text:p text:style-name="P6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5">׃</text:span></text:p>
          </table:table-cell>
          <table:covered-table-cell/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81">Frank Ruehl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0">Taamey Frank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8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Taamey Ashkenaz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86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0">Taamey David CLM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5">׃</text:span></text:p>
          </table:table-cell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81">Nachlieli CLM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5">׃</text:span></text:p>
          </table:table-cell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83">Noto Sans</text:p>
          </table:table-cell>
        </table:table-row>
        <table:table-row table:style-name="Table1.1">
          <table:table-cell table:style-name="Table1.A15" office:value-type="string">
            <text:p text:style-name="P11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5">׃</text:span></text:p>
          </table:table-cell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80">Open Sans</text:p>
          </table:table-cell>
        </table:table-row>
        <table:table-row table:style-name="Table1.1">
          <table:table-cell table:style-name="Table1.A16" table:number-columns-spanned="2" office:value-type="string">
            <text:p text:style-name="P69"><text:span text:style-name="T3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8">׃</text:span></text:p>
          </table:table-cell>
          <table:covered-table-cell/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84">Miriam Mono CLM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0"/>
          </table:table-cell>
          <table:table-cell table:style-name="Table2.D1" office:value-type="string">
            <text:p text:style-name="P52">Amatic SC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6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77"/>
          </table:table-cell>
          <table:table-cell table:style-name="Table2.D2" office:value-type="string">
            <text:p text:style-name="P82">Mekorot Vilna</text:p>
          </table:table-cell>
        </table:table-row>
        <table:table-row>
          <table:table-cell table:style-name="Table2.A3" office:value-type="string">
            <text:p text:style-name="P32"/>
          </table:table-cell>
          <table:table-cell table:style-name="Table2.B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4">Linux Librertin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Frank <text:span text:style-name="T22">Ruehl Curled Lamed</text:span> CLM</text:p>
          </table:table-cell>
        </table:table-row>
        <table:table-row>
          <table:table-cell table:style-name="Table2.A7" office:value-type="string">
            <text:p text:style-name="P54"/>
          </table:table-cell>
          <table:table-cell table:style-name="Table2.B2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Frank Ruhl Libr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Tinos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Hadasim CLM</text:p>
          </table:table-cell>
        </table:table-row>
        <table:table-row>
          <table:table-cell table:style-name="Table2.A9" office:value-type="string">
            <text:p text:style-name="P13"/>
          </table:table-cell>
          <table:table-cell table:style-name="Table2.B2" office:value-type="string">
            <text:p text:style-name="P27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avid CLM</text:p>
          </table:table-cell>
        </table:table-row>
        <table:table-row>
          <table:table-cell table:style-name="Table2.A9" office:value-type="string">
            <text:p text:style-name="P54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David Libre</text:p>
          </table:table-cell>
        </table:table-row>
        <table:table-row>
          <table:table-cell table:style-name="Table2.A10" office:value-type="string">
            <text:p text:style-name="P13"/>
          </table:table-cell>
          <table:table-cell table:style-name="Table2.B2" office:value-type="string">
            <text:p text:style-name="P27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Miriam CLM</text:p>
          </table:table-cell>
        </table:table-row>
        <table:table-row>
          <table:table-cell table:style-name="Table2.A11" office:value-type="string">
            <text:p text:style-name="P54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Miriam Libre</text:p>
          </table:table-cell>
        </table:table-row>
        <table:table-row>
          <table:table-cell table:style-name="Table2.A12" office:value-type="string">
            <text:p text:style-name="P13"/>
          </table:table-cell>
          <table:table-cell table:style-name="Table2.B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Alef</text:p>
          </table:table-cell>
        </table:table-row>
        <table:table-row>
          <table:table-cell table:style-name="Table2.A13" table:number-columns-spanned="2" office:value-type="string">
            <text:p text:style-name="P29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Assistant</text:p>
          </table:table-cell>
        </table:table-row>
        <table:table-row>
          <table:table-cell table:style-name="Table2.A15" office:value-type="string">
            <text:p text:style-name="P54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Heebo</text:p>
          </table:table-cell>
        </table:table-row>
        <table:table-row>
          <table:table-cell table:style-name="Table2.A15" office:value-type="string">
            <text:p text:style-name="P13"/>
          </table:table-cell>
          <table:table-cell table:style-name="Table2.B2" office:value-type="string">
            <text:p text:style-name="P3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imple CLM</text:p>
          </table:table-cell>
        </table:table-row>
        <table:table-row>
          <table:table-cell table:style-name="Table2.A16" table:number-columns-spanned="2" office:value-type="string">
            <text:p text:style-name="P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Varela Round</text:p>
          </table:table-cell>
        </table:table-row>
        <table:table-row>
          <table:table-cell table:style-name="Table2.A21" office:value-type="string">
            <text:p text:style-name="P13"/>
          </table:table-cell>
          <table:table-cell table:style-name="Table2.B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Arimo</text:p>
          </table:table-cell>
        </table:table-row>
        <table:table-row>
          <table:table-cell table:style-name="Table2.A21" office:value-type="string">
            <text:p text:style-name="P54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Rubik</text:p>
          </table:table-cell>
        </table:table-row>
        <table:table-row>
          <table:table-cell table:style-name="Table2.A21" office:value-type="string">
            <text:p text:style-name="P54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ecular One</text:p>
          </table:table-cell>
        </table:table-row>
        <table:table-row>
          <table:table-cell table:style-name="Table2.A21" office:value-type="string">
            <text:p text:style-name="P54"/>
          </table:table-cell>
          <table:table-cell table:style-name="Table2.B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uez One</text:p>
          </table:table-cell>
        </table:table-row>
        <table:table-row>
          <table:table-cell table:style-name="Table2.A21" office:value-type="string">
            <text:p text:style-name="P13"/>
          </table:table-cell>
          <table:table-cell table:style-name="Table2.B2" office:value-type="string">
            <text:p text:style-name="P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5">Shuneet</text:p>
          </table:table-cell>
        </table:table-row>
        <table:table-row>
          <table:table-cell table:style-name="Table2.A24" table:number-columns-spanned="2" office:value-type="string">
            <text:p text:style-name="P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Cousine <text:span text:style-name="T36">(Mono)</text:span></text:p>
          </table:table-cell>
        </table:table-row>
        <table:table-row>
          <table:table-cell table:style-name="Table2.A24" table:number-columns-spanned="2" office:value-type="string">
            <text:p text:style-name="P28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hmulik CLM</text:p>
          </table:table-cell>
        </table:table-row>
        <table:table-row>
          <table:table-cell table:style-name="Table2.A24" table:number-columns-spanned="2" office:value-type="string">
            <text:p text:style-name="P24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/text:p>
          </table:table-cell>
        </table:table-row>
        <table:table-row table:style-name="Table2.25">
          <table:table-cell table:style-name="Table2.A25" table:number-columns-spanned="2" office:value-type="string">
            <text:p text:style-name="P31"><text:span text:style-name="T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text:span text:style-name="T26">(Italic)</text:span></text:p>
          </table:table-cell>
        </table:table-row>
        <table:table-row table:style-name="Table2.26">
          <table:table-cell table:style-name="Table2.A26" table:number-columns-spanned="2" office:value-type="string">
            <text:p text:style-name="P97"><text:span text:style-name="T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99">Gveret Levin <text:span text:style-name="T40">אאא</text:span></text:p>
          </table:table-cell>
        </table:table-row>
        <table:table-row>
          <table:table-cell table:style-name="Table2.A28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7">Mekorot Rashi YG</text:p>
          </table:table-cell>
        </table:table-row>
        <table:table-row>
          <table:table-cell table:style-name="Table2.A28" table:number-columns-spanned="2" office:value-type="string">
            <text:p text:style-name="P63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3">BenOr Rashi</text:p>
          </table:table-cell>
        </table:table-row>
        <table:table-row>
          <table:table-cell table:style-name="Table2.A29" table:number-columns-spanned="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8">Mashkit</text:p>
          </table:table-cell>
        </table:table-row>
        <table:table-row>
          <table:table-cell table:style-name="Table2.A30" table:number-columns-spanned="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9">Makabi YG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54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4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6">Sofer Stam Ashkenaz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Sofer Stam Sefarad</text:p>
          </table:table-cell>
        </table:table-row>
        <table:table-row>
          <table:table-cell table:style-name="Table3.A2" table:number-columns-spanned="2" office:value-type="string">
            <text:p text:style-name="P3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n-Kosba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7"> </text:span>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Isaiah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Habakkuk</text:p>
          </table:table-cell>
        </table:table-row>
        <table:table-row>
          <table:table-cell table:style-name="Table3.A2" table:number-columns-spanned="2" office:value-type="string">
            <text:p text:style-name="P39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t-Shearim <text:span text:style-name="T28">(12</text:span><text:span text:style-name="T19">pt</text:span><text:span text:style-name="T20">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2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8-03-04T12:45:33.552000000</dc:date>
    <meta:editing-duration>PT1H26S</meta:editing-duration>
    <meta:editing-cycles>21</meta:editing-cycles>
    <meta:generator>LibreOffice/6.0.1.1$Windows_X86_64 LibreOffice_project/60bfb1526849283ce2491346ed2aa51c465abfe6</meta:generator>
    <meta:print-date>2016-04-08T22:31:02.481000000</meta:print-date>
    <meta:document-statistic meta:table-count="4" meta:image-count="1" meta:object-count="0" meta:page-count="3" meta:paragraph-count="111" meta:word-count="1407" meta:character-count="7327" meta:non-whitespace-character-count="6046"/>
  </office:meta>
</office:document-meta>
</file>